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.83pt">
            <draw:object draw:notify-on-update-of-ranges="Sheet1.B1:Sheet1.B11 Sheet1.E1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284.43pt">
            <draw:object draw:notify-on-update-of-ranges="Sheet1.B23:Sheet1.B33 Sheet1.E23:Sheet1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15219" calcext:value-type="float">
            <text:p>0.515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418" calcext:value-type="float">
            <text:p>0.9541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78" calcext:value-type="float">
            <text:p>176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68" calcext:value-type="float">
            <text:p>17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7" calcext:value-type="float">
            <text:p>1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7:11:32.03588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50:26.722587483</meta:creation-date>
    <dc:date>2020-02-25T17:37:47.964330481</dc:date>
    <meta:editing-duration>P2DT1H3M10S</meta:editing-duration>
    <meta:editing-cycles>2</meta:editing-cycles>
    <meta:generator>LibreOffice/6.0.7.3$Linux_X86_64 LibreOffice_project/00m0$Build-3</meta:generator>
    <meta:document-statistic meta:table-count="1" meta:cell-count="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B1:Sheet1.B11 Sheet1.E1:Sheet1.E11" svg:x="0.32cm" svg:y="0.18cm" svg:width="13.097cm" svg:height="8.64cm">
          <chartooo:coordinate-region svg:x="1.047cm" svg:y="0.38cm" svg:width="12.3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1" chart:class="chart:bar">
            <chart:data-point chart:repeated="11"/>
          </chart:series>
          <chart:series chart:style-name="ch8" chart:values-cell-range-address="Sheet1.E1:Sheet1.E1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11</svg:desc>
                </draw:g>
              </table:table-cell>
              <table:table-cell office:value-type="float" office:value="0.515219">
                <text:p>0.515219</text:p>
                <draw:g>
                  <svg:desc>Sheet1.E1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418">
                <text:p>0.95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B23:Sheet1.B33 Sheet1.E23:Sheet1.E33" svg:x="0.32cm" svg:y="0.18cm" svg:width="13.097cm" svg:height="8.64cm">
          <chartooo:coordinate-region svg:x="1.497cm" svg:y="0.379cm" svg:width="11.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B33" chart:class="chart:bar">
            <chart:data-point chart:repeated="11"/>
          </chart:series>
          <chart:series chart:style-name="ch8" chart:values-cell-range-address="Sheet1.E23:Sheet1.E3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78">
                <text:p>17678</text:p>
                <draw:g>
                  <svg:desc>Sheet1.B23:Sheet1.B33</svg:desc>
                </draw:g>
              </table:table-cell>
              <table:table-cell office:value-type="float" office:value="694">
                <text:p>694</text:p>
                <draw:g>
                  <svg:desc>Sheet1.E23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68">
                <text:p>17868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